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051" calcext:value-type="float">
            <text:p>0.0051</text:p>
          </table:table-cell>
          <table:table-cell table:formula="of:=[.I9]*10^9" office:value-type="float" office:value="5100000" calcext:value-type="float">
            <text:p>5100000</text:p>
          </table:table-cell>
          <table:table-cell table:formula="of:=[.J9]/10000/[.H9]" office:value-type="float" office:value="0.498046875" calcext:value-type="float">
            <text:p>0.498046875</text:p>
          </table:table-cell>
          <table:table-cell office:value-type="float" office:value="0.0044" calcext:value-type="float">
            <text:p>0.0044</text:p>
          </table:table-cell>
          <table:table-cell table:formula="of:=[.L9]*10^9" office:value-type="float" office:value="4400000" calcext:value-type="float">
            <text:p>4400000</text:p>
          </table:table-cell>
          <table:table-cell table:formula="of:=[.M9]/10000/[.H9]" office:value-type="float" office:value="0.4296875" calcext:value-type="float">
            <text:p>0.42968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secs</text:p>
          </table:table-cell>
          <table:table-cell office:value-type="float" office:value="2048" calcext:value-type="float">
            <text:p>2048</text:p>
          </table:table-cell>
          <table:table-cell office:value-type="float" office:value="0.0091" calcext:value-type="float">
            <text:p>0.0091</text:p>
          </table:table-cell>
          <table:table-cell table:formula="of:=[.I10]*10^9" office:value-type="float" office:value="9100000" calcext:value-type="float">
            <text:p>9100000</text:p>
          </table:table-cell>
          <table:table-cell table:formula="of:=[.J10]/10000/[.H10]" office:value-type="float" office:value="0.4443359375" calcext:value-type="float">
            <text:p>0.4443359375</text:p>
          </table:table-cell>
          <table:table-cell office:value-type="float" office:value="0.0088" calcext:value-type="float">
            <text:p>0.0088</text:p>
          </table:table-cell>
          <table:table-cell table:formula="of:=[.L10]*10^9" office:value-type="float" office:value="8800000" calcext:value-type="float">
            <text:p>8800000</text:p>
          </table:table-cell>
          <table:table-cell table:formula="of:=[.M10]/10000/[.H10]" office:value-type="float" office:value="0.4296875" calcext:value-type="float">
            <text:p>0.42968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secs</text:p>
          </table:table-cell>
          <table:table-cell office:value-type="float" office:value="4096" calcext:value-type="float">
            <text:p>4096</text:p>
          </table:table-cell>
          <table:table-cell office:value-type="float" office:value="0.0175" calcext:value-type="float">
            <text:p>0.0175</text:p>
          </table:table-cell>
          <table:table-cell table:formula="of:=[.I11]*10^9" office:value-type="float" office:value="17500000" calcext:value-type="float">
            <text:p>17500000</text:p>
          </table:table-cell>
          <table:table-cell table:formula="of:=[.J11]/10000/[.H11]" office:value-type="float" office:value="0.42724609375" calcext:value-type="float">
            <text:p>0.4272460938</text:p>
          </table:table-cell>
          <table:table-cell office:value-type="float" office:value="0.0173" calcext:value-type="float">
            <text:p>0.0173</text:p>
          </table:table-cell>
          <table:table-cell table:formula="of:=[.L11]*10^9" office:value-type="float" office:value="17300000" calcext:value-type="float">
            <text:p>17300000</text:p>
          </table:table-cell>
          <table:table-cell table:formula="of:=[.M11]/10000/[.H11]" office:value-type="float" office:value="0.42236328125" calcext:value-type="float">
            <text:p>0.42236328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0.0352" calcext:value-type="float">
            <text:p>0.0352</text:p>
          </table:table-cell>
          <table:table-cell table:formula="of:=[.I12]*10^9" office:value-type="float" office:value="35200000" calcext:value-type="float">
            <text:p>35200000</text:p>
          </table:table-cell>
          <table:table-cell table:formula="of:=[.J12]/10000/[.H12]" office:value-type="float" office:value="0.4296875" calcext:value-type="float">
            <text:p>0.4296875</text:p>
          </table:table-cell>
          <table:table-cell office:value-type="float" office:value="0.0356" calcext:value-type="float">
            <text:p>0.0356</text:p>
          </table:table-cell>
          <table:table-cell table:formula="of:=[.L12]*10^9" office:value-type="float" office:value="35600000" calcext:value-type="float">
            <text:p>35600000</text:p>
          </table:table-cell>
          <table:table-cell table:formula="of:=[.M12]/10000/[.H12]" office:value-type="float" office:value="0.4345703125" calcext:value-type="float">
            <text:p>0.4345703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secs</text:p>
          </table:table-cell>
          <table:table-cell office:value-type="float" office:value="16384" calcext:value-type="float">
            <text:p>16384</text:p>
          </table:table-cell>
          <table:table-cell office:value-type="float" office:value="0.0695" calcext:value-type="float">
            <text:p>0.0695</text:p>
          </table:table-cell>
          <table:table-cell table:formula="of:=[.I13]*10^9" office:value-type="float" office:value="69500000" calcext:value-type="float">
            <text:p>69500000</text:p>
          </table:table-cell>
          <table:table-cell table:formula="of:=[.J13]/10000/[.H13]" office:value-type="float" office:value="0.4241943359375" calcext:value-type="float">
            <text:p>0.4241943359</text:p>
          </table:table-cell>
          <table:table-cell office:value-type="float" office:value="0.0836" calcext:value-type="float">
            <text:p>0.0836</text:p>
          </table:table-cell>
          <table:table-cell table:formula="of:=[.L13]*10^9" office:value-type="float" office:value="83600000" calcext:value-type="float">
            <text:p>83600000</text:p>
          </table:table-cell>
          <table:table-cell table:formula="of:=[.M13]/10000/[.H13]" office:value-type="float" office:value="0.51025390625" calcext:value-type="float">
            <text:p>0.51025390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secs</text:p>
          </table:table-cell>
          <table:table-cell office:value-type="float" office:value="32768" calcext:value-type="float">
            <text:p>32768</text:p>
          </table:table-cell>
          <table:table-cell office:value-type="float" office:value="0.1396" calcext:value-type="float">
            <text:p>0.1396</text:p>
          </table:table-cell>
          <table:table-cell table:formula="of:=[.I14]*10^9" office:value-type="float" office:value="139600000" calcext:value-type="float">
            <text:p>139600000</text:p>
          </table:table-cell>
          <table:table-cell table:formula="of:=[.J14]/10000/[.H14]" office:value-type="float" office:value="0.426025390625" calcext:value-type="float">
            <text:p>0.4260253906</text:p>
          </table:table-cell>
          <table:table-cell office:value-type="float" office:value="0.1973" calcext:value-type="float">
            <text:p>0.1973</text:p>
          </table:table-cell>
          <table:table-cell table:formula="of:=[.L14]*10^9" office:value-type="float" office:value="197300000" calcext:value-type="float">
            <text:p>197300000</text:p>
          </table:table-cell>
          <table:table-cell table:formula="of:=[.M14]/10000/[.H14]" office:value-type="float" office:value="0.60211181640625" calcext:value-type="float">
            <text:p>0.60211181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65536" calcext:value-type="float">
            <text:p>65536</text:p>
          </table:table-cell>
          <table:table-cell office:value-type="float" office:value="0.2857" calcext:value-type="float">
            <text:p>0.2857</text:p>
          </table:table-cell>
          <table:table-cell table:formula="of:=[.I15]*10^9" office:value-type="float" office:value="285700000" calcext:value-type="float">
            <text:p>285700000</text:p>
          </table:table-cell>
          <table:table-cell table:formula="of:=[.J15]/10000/[.H15]" office:value-type="float" office:value="0.435943603515625" calcext:value-type="float">
            <text:p>0.4359436035</text:p>
          </table:table-cell>
          <table:table-cell office:value-type="float" office:value="0.5735" calcext:value-type="float">
            <text:p>0.5735</text:p>
          </table:table-cell>
          <table:table-cell table:formula="of:=[.L15]*10^9" office:value-type="float" office:value="573500000" calcext:value-type="float">
            <text:p>573500000</text:p>
          </table:table-cell>
          <table:table-cell table:formula="of:=[.M15]/10000/[.H15]" office:value-type="float" office:value="0.875091552734375" calcext:value-type="float">
            <text:p>0.87509155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secs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5667" calcext:value-type="float">
            <text:p>0.5667</text:p>
          </table:table-cell>
          <table:table-cell table:formula="of:=[.I16]*10^9" office:value-type="float" office:value="566700000" calcext:value-type="float">
            <text:p>566700000</text:p>
          </table:table-cell>
          <table:table-cell table:formula="of:=[.J16]/10000/[.H16]" office:value-type="float" office:value="0.432357788085938" calcext:value-type="float">
            <text:p>0.4323577881</text:p>
          </table:table-cell>
          <table:table-cell office:value-type="float" office:value="1.5363" calcext:value-type="float">
            <text:p>1.5363</text:p>
          </table:table-cell>
          <table:table-cell table:formula="of:=[.L16]*10^9" office:value-type="float" office:value="1536300000" calcext:value-type="float">
            <text:p>1536300000</text:p>
          </table:table-cell>
          <table:table-cell table:formula="of:=[.M16]/10000/[.H16]" office:value-type="float" office:value="1.17210388183594" calcext:value-type="float">
            <text:p>1.17210388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173" calcext:value-type="float">
            <text:p>0.0173</text:p>
          </table:table-cell>
          <table:table-cell office:value-type="string" calcext:value-type="string">
            <text:p>secs</text:p>
          </table:table-cell>
          <table:table-cell office:value-type="float" office:value="262144" calcext:value-type="float">
            <text:p>262144</text:p>
          </table:table-cell>
          <table:table-cell office:value-type="float" office:value="1.1217" calcext:value-type="float">
            <text:p>1.1217</text:p>
          </table:table-cell>
          <table:table-cell table:formula="of:=[.I17]*10^9" office:value-type="float" office:value="1121700000" calcext:value-type="float">
            <text:p>1121700000</text:p>
          </table:table-cell>
          <table:table-cell table:formula="of:=[.J17]/10000/[.H17]" office:value-type="float" office:value="0.427894592285156" calcext:value-type="float">
            <text:p>0.4278945923</text:p>
          </table:table-cell>
          <table:table-cell office:value-type="float" office:value="3.554" calcext:value-type="float">
            <text:p>3.554</text:p>
          </table:table-cell>
          <table:table-cell table:formula="of:=[.L17]*10^9" office:value-type="float" office:value="3554000000" calcext:value-type="float">
            <text:p>3554000000</text:p>
          </table:table-cell>
          <table:table-cell table:formula="of:=[.M17]/10000/[.H17]" office:value-type="float" office:value="1.35574340820313" calcext:value-type="float">
            <text:p>1.35574340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524288" calcext:value-type="float">
            <text:p>524288</text:p>
          </table:table-cell>
          <table:table-cell office:value-type="float" office:value="2.2643" calcext:value-type="float">
            <text:p>2.2643</text:p>
          </table:table-cell>
          <table:table-cell table:formula="of:=[.I18]*10^9" office:value-type="float" office:value="2264300000" calcext:value-type="float">
            <text:p>2264300000</text:p>
          </table:table-cell>
          <table:table-cell table:formula="of:=[.J18]/10000/[.H18]" office:value-type="float" office:value="0.431880950927734" calcext:value-type="float">
            <text:p>0.4318809509</text:p>
          </table:table-cell>
          <table:table-cell office:value-type="float" office:value="8.1043" calcext:value-type="float">
            <text:p>8.1043</text:p>
          </table:table-cell>
          <table:table-cell table:formula="of:=[.L18]*10^9" office:value-type="float" office:value="8104300000" calcext:value-type="float">
            <text:p>8104300000</text:p>
          </table:table-cell>
          <table:table-cell table:formula="of:=[.M18]/10000/[.H18]" office:value-type="float" office:value="1.54577255249023" calcext:value-type="float">
            <text:p>1.54577255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352" calcext:value-type="float">
            <text:p>0.0352</text:p>
          </table:table-cell>
          <table:table-cell office:value-type="string" calcext:value-type="string">
            <text:p>secs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.4116" calcext:value-type="float">
            <text:p>5.4116</text:p>
          </table:table-cell>
          <table:table-cell table:formula="of:=[.I19]*10^9" office:value-type="float" office:value="5411600000" calcext:value-type="float">
            <text:p>5411600000</text:p>
          </table:table-cell>
          <table:table-cell table:formula="of:=[.J19]/10000/[.H19]" office:value-type="float" office:value="0.516090393066406" calcext:value-type="float">
            <text:p>0.5160903931</text:p>
          </table:table-cell>
          <table:table-cell office:value-type="float" office:value="29.7871" calcext:value-type="float">
            <text:p>29.7871</text:p>
          </table:table-cell>
          <table:table-cell table:formula="of:=[.L19]*10^9" office:value-type="float" office:value="29787100000" calcext:value-type="float">
            <text:p>29787100000</text:p>
          </table:table-cell>
          <table:table-cell table:formula="of:=[.M19]/10000/[.H19]" office:value-type="float" office:value="2.84071922302246" calcext:value-type="float">
            <text:p>2.8407192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16384" calcext:value-type="float">
            <text:p>163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695" calcext:value-type="float">
            <text:p>0.0695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32768" calcext:value-type="float">
            <text:p>327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1396" calcext:value-type="float">
            <text:p>0.1396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1973" calcext:value-type="float">
            <text:p>0.1973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65536" calcext:value-type="float">
            <text:p>655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2857" calcext:value-type="float">
            <text:p>0.2857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5735" calcext:value-type="float">
            <text:p>0.5735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131072" calcext:value-type="float">
            <text:p>1310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0.5667" calcext:value-type="float">
            <text:p>0.5667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1.5363" calcext:value-type="float">
            <text:p>1.5363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62144" calcext:value-type="float">
            <text:p>2621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1.1217" calcext:value-type="float">
            <text:p>1.1217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3.554" calcext:value-type="float">
            <text:p>3.554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24288" calcext:value-type="float">
            <text:p>5242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2.2643" calcext:value-type="float">
            <text:p>2.2643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8.1043" calcext:value-type="float">
            <text:p>8.1043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1048576" calcext:value-type="float">
            <text:p>10485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5.4116" calcext:value-type="float">
            <text:p>5.4116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ime:</text:p>
          </table:table-cell>
          <table:table-cell office:value-type="float" office:value="29.7871" calcext:value-type="float">
            <text:p>29.7871</text:p>
          </table:table-cell>
          <table:table-cell office:value-type="string" calcext:value-type="string">
            <text:p>sec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3:46:04.625979016</meta:creation-date>
    <dc:date>2016-10-10T13:52:15.017618280</dc:date>
    <meta:editing-duration>PT6M10S</meta:editing-duration>
    <meta:editing-cycles>1</meta:editing-cycles>
    <meta:document-statistic meta:table-count="1" meta:cell-count="165" meta:object-count="0"/>
    <meta:generator>LibreOffice/5.0.5.2$Linux_X86_64 LibreOffice_project/00m0$Build-2</meta:generator>
  </office:meta>
</office:document-meta>
</file>